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4ae211" officeooo:paragraph-rsid="004ae21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officeooo:rsid="00032bb0" officeooo:paragraph-rsid="00032bb0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032bb0" officeooo:paragraph-rsid="00032bb0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cd43" officeooo:paragraph-rsid="00160d9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4ae211" officeooo:paragraph-rsid="004ae21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dbcd0" officeooo:paragraph-rsid="0031fc9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37810d" officeooo:paragraph-rsid="0037810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37810d" officeooo:paragraph-rsid="0037810d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397277" officeooo:paragraph-rsid="003a126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080ef7"/>
    </style:style>
    <style:style style:name="P11" style:family="paragraph" style:parent-style-name="Standard">
      <style:paragraph-properties fo:text-align="justify" style:justify-single-word="false"/>
      <style:text-properties officeooo:paragraph-rsid="00104969"/>
    </style:style>
    <style:style style:name="P12" style:family="paragraph" style:parent-style-name="Standard">
      <style:paragraph-properties fo:text-align="justify" style:justify-single-word="false"/>
      <style:text-properties officeooo:paragraph-rsid="00305163"/>
    </style:style>
    <style:style style:name="P13" style:family="paragraph" style:parent-style-name="Standard">
      <style:paragraph-properties fo:text-align="justify" style:justify-single-word="false"/>
      <style:text-properties officeooo:rsid="0014cd43" officeooo:paragraph-rsid="00080ef7"/>
    </style:style>
    <style:style style:name="P14" style:family="paragraph" style:parent-style-name="Standard">
      <style:paragraph-properties fo:text-align="justify" style:justify-single-word="false"/>
      <style:text-properties officeooo:rsid="0014cd43" officeooo:paragraph-rsid="0014cd43"/>
    </style:style>
    <style:style style:name="P15" style:family="paragraph" style:parent-style-name="Standard">
      <style:paragraph-properties fo:text-align="justify" style:justify-single-word="false"/>
      <style:text-properties officeooo:rsid="0014cd43" officeooo:paragraph-rsid="0021c4a7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4cd43" officeooo:paragraph-rsid="0014cd4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4cd43" officeooo:paragraph-rsid="00160d9c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2dbcd0" officeooo:paragraph-rsid="002dbcd0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2dbcd0" officeooo:paragraph-rsid="0031fc95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397277" officeooo:paragraph-rsid="0039727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31fc95" officeooo:paragraph-rsid="00305163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3ad58" style:font-size-asian="14pt" style:font-size-complex="16pt"/>
    </style:style>
    <style:style style:name="T3" style:family="text">
      <style:text-properties fo:font-size="16pt" officeooo:rsid="00051101" style:font-size-asian="14pt" style:font-size-complex="16pt"/>
    </style:style>
    <style:style style:name="T4" style:family="text">
      <style:text-properties fo:font-size="16pt" officeooo:rsid="0005fad3" style:font-size-asian="14pt" style:font-size-complex="16pt"/>
    </style:style>
    <style:style style:name="T5" style:family="text">
      <style:text-properties fo:font-size="16pt" officeooo:rsid="00080ef7" style:font-size-asian="14pt" style:font-size-complex="16pt"/>
    </style:style>
    <style:style style:name="T6" style:family="text">
      <style:text-properties fo:font-size="16pt" officeooo:rsid="00093060" style:font-size-asian="14pt" style:font-size-complex="16pt"/>
    </style:style>
    <style:style style:name="T7" style:family="text">
      <style:text-properties fo:font-size="16pt" officeooo:rsid="0009b8ff" style:font-size-asian="14pt" style:font-size-complex="16pt"/>
    </style:style>
    <style:style style:name="T8" style:family="text">
      <style:text-properties fo:font-size="16pt" officeooo:rsid="000af028" style:font-size-asian="14pt" style:font-size-complex="16pt"/>
    </style:style>
    <style:style style:name="T9" style:family="text">
      <style:text-properties fo:font-size="16pt" officeooo:rsid="000bc472" style:font-size-asian="14pt" style:font-size-complex="16pt"/>
    </style:style>
    <style:style style:name="T10" style:family="text">
      <style:text-properties fo:font-size="16pt" officeooo:rsid="000d914a" style:font-size-asian="14pt" style:font-size-complex="16pt"/>
    </style:style>
    <style:style style:name="T11" style:family="text">
      <style:text-properties fo:font-size="16pt" officeooo:rsid="000f7736" style:font-size-asian="14pt" style:font-size-complex="16pt"/>
    </style:style>
    <style:style style:name="T12" style:family="text">
      <style:text-properties fo:font-size="16pt" officeooo:rsid="00104969" style:font-size-asian="14pt" style:font-size-complex="16pt"/>
    </style:style>
    <style:style style:name="T13" style:family="text">
      <style:text-properties fo:font-size="16pt" officeooo:rsid="0013829f" style:font-size-asian="14pt" style:font-size-complex="16pt"/>
    </style:style>
    <style:style style:name="T14" style:family="text">
      <style:text-properties fo:font-size="16pt" officeooo:rsid="0014cd43" style:font-size-asian="14pt" style:font-size-complex="16pt"/>
    </style:style>
    <style:style style:name="T15" style:family="text">
      <style:text-properties fo:font-size="16pt" officeooo:rsid="001712e9" style:font-size-asian="14pt" style:font-size-complex="16pt"/>
    </style:style>
    <style:style style:name="T16" style:family="text">
      <style:text-properties fo:font-size="16pt" officeooo:rsid="0018121d" style:font-size-asian="14pt" style:font-size-complex="16pt"/>
    </style:style>
    <style:style style:name="T17" style:family="text">
      <style:text-properties fo:font-size="16pt" officeooo:rsid="00187933" style:font-size-asian="14pt" style:font-size-complex="16pt"/>
    </style:style>
    <style:style style:name="T18" style:family="text">
      <style:text-properties fo:font-size="16pt" officeooo:rsid="001b97aa" style:font-size-asian="14pt" style:font-size-complex="16pt"/>
    </style:style>
    <style:style style:name="T19" style:family="text">
      <style:text-properties fo:font-size="16pt" officeooo:rsid="001d7b48" style:font-size-asian="14pt" style:font-size-complex="16pt"/>
    </style:style>
    <style:style style:name="T20" style:family="text">
      <style:text-properties fo:font-size="16pt" officeooo:rsid="001dbfa2" style:font-size-asian="14pt" style:font-size-complex="16pt"/>
    </style:style>
    <style:style style:name="T21" style:family="text">
      <style:text-properties fo:font-size="16pt" officeooo:rsid="0031793a" style:font-size-asian="14pt" style:font-size-complex="16pt"/>
    </style:style>
    <style:style style:name="T22" style:family="text">
      <style:text-properties fo:font-size="16pt" officeooo:rsid="00387094" style:font-size-asian="14pt" style:font-size-complex="16pt"/>
    </style:style>
    <style:style style:name="T23" style:family="text">
      <style:text-properties fo:font-size="16pt" officeooo:rsid="003873e1" style:font-size-asian="14pt" style:font-size-complex="16pt"/>
    </style:style>
    <style:style style:name="T24" style:family="text">
      <style:text-properties fo:font-size="16pt" officeooo:rsid="0039436e" style:font-size-asian="14pt" style:font-size-complex="16pt"/>
    </style:style>
    <style:style style:name="T25" style:family="text">
      <style:text-properties fo:font-size="16pt" officeooo:rsid="00397277" style:font-size-asian="14pt" style:font-size-complex="16pt"/>
    </style:style>
    <style:style style:name="T26" style:family="text">
      <style:text-properties fo:font-size="16pt" officeooo:rsid="003a1260" style:font-size-asian="14pt" style:font-size-complex="16pt"/>
    </style:style>
    <style:style style:name="T27" style:family="text">
      <style:text-properties fo:font-size="16pt" officeooo:rsid="00305163" style:font-size-asian="14pt" style:font-size-complex="16pt"/>
    </style:style>
    <style:style style:name="T28" style:family="text">
      <style:text-properties fo:font-size="16pt" officeooo:rsid="003a4c47" style:font-size-asian="14pt" style:font-size-complex="16pt"/>
    </style:style>
    <style:style style:name="T29" style:family="text">
      <style:text-properties fo:font-size="16pt" officeooo:rsid="003acefd" style:font-size-asian="14pt" style:font-size-complex="16pt"/>
    </style:style>
    <style:style style:name="T30" style:family="text">
      <style:text-properties fo:font-size="16pt" officeooo:rsid="003cbc89" style:font-size-asian="14pt" style:font-size-complex="16pt"/>
    </style:style>
    <style:style style:name="T31" style:family="text">
      <style:text-properties fo:font-size="16pt" officeooo:rsid="003db7e9" style:font-size-asian="14pt" style:font-size-complex="16pt"/>
    </style:style>
    <style:style style:name="T32" style:family="text">
      <style:text-properties fo:font-size="16pt" officeooo:rsid="003f2f15" style:font-size-asian="14pt" style:font-size-complex="16pt"/>
    </style:style>
    <style:style style:name="T33" style:family="text">
      <style:text-properties fo:font-size="16pt" officeooo:rsid="003fd8aa" style:font-size-asian="14pt" style:font-size-complex="16pt"/>
    </style:style>
    <style:style style:name="T34" style:family="text">
      <style:text-properties fo:font-size="16pt" officeooo:rsid="00419a96" style:font-size-asian="14pt" style:font-size-complex="16pt"/>
    </style:style>
    <style:style style:name="T35" style:family="text">
      <style:text-properties fo:font-size="16pt" officeooo:rsid="0042c32d" style:font-size-asian="14pt" style:font-size-complex="16pt"/>
    </style:style>
    <style:style style:name="T36" style:family="text">
      <style:text-properties fo:font-size="16pt" officeooo:rsid="0043185e" style:font-size-asian="14pt" style:font-size-complex="16pt"/>
    </style:style>
    <style:style style:name="T37" style:family="text">
      <style:text-properties fo:font-size="16pt" officeooo:rsid="0043f85c" style:font-size-asian="14pt" style:font-size-complex="16pt"/>
    </style:style>
    <style:style style:name="T38" style:family="text">
      <style:text-properties fo:font-size="16pt" officeooo:rsid="00454667" style:font-size-asian="14pt" style:font-size-complex="16pt"/>
    </style:style>
    <style:style style:name="T39" style:family="text">
      <style:text-properties fo:font-size="16pt" officeooo:rsid="00468ea1" style:font-size-asian="14pt" style:font-size-complex="16pt"/>
    </style:style>
    <style:style style:name="T40" style:family="text">
      <style:text-properties fo:font-size="16pt" officeooo:rsid="00474051" style:font-size-asian="14pt" style:font-size-complex="16pt"/>
    </style:style>
    <style:style style:name="T41" style:family="text">
      <style:text-properties fo:font-size="16pt" officeooo:rsid="0047e2bd" style:font-size-asian="14pt" style:font-size-complex="16pt"/>
    </style:style>
    <style:style style:name="T42" style:family="text">
      <style:text-properties fo:font-size="16pt" officeooo:rsid="0048a83e" style:font-size-asian="14pt" style:font-size-complex="16pt"/>
    </style:style>
    <style:style style:name="T43" style:family="text">
      <style:text-properties fo:font-size="16pt" officeooo:rsid="004a7494" style:font-size-asian="14pt" style:font-size-complex="16pt"/>
    </style:style>
    <style:style style:name="T44" style:family="text">
      <style:text-properties fo:font-size="16pt" fo:font-weight="bold" officeooo:rsid="000af028" style:font-size-asian="14pt" style:font-weight-asian="bold" style:font-size-complex="16pt" style:font-weight-complex="bold"/>
    </style:style>
    <style:style style:name="T45" style:family="text">
      <style:text-properties fo:font-size="16pt" fo:font-weight="bold" officeooo:rsid="0009b8ff" style:font-size-asian="14pt" style:font-weight-asian="bold" style:font-size-complex="16pt" style:font-weight-complex="bold"/>
    </style:style>
    <style:style style:name="T46" style:family="text">
      <style:text-properties fo:font-size="16pt" fo:font-weight="bold" officeooo:rsid="00104969" style:font-size-asian="14pt" style:font-weight-asian="bold" style:font-size-complex="16pt" style:font-weight-complex="bold"/>
    </style:style>
    <style:style style:name="T47" style:family="text">
      <style:text-properties fo:font-size="16pt" fo:font-weight="normal" style:font-size-asian="14pt" style:font-weight-asian="normal" style:font-size-complex="16pt" style:font-weight-complex="normal"/>
    </style:style>
    <style:style style:name="T48" style:family="text">
      <style:text-properties fo:font-size="16pt" fo:font-weight="normal" officeooo:rsid="00104969" style:font-size-asian="14pt" style:font-weight-asian="normal" style:font-size-complex="16pt" style:font-weight-complex="normal"/>
    </style:style>
    <style:style style:name="T49" style:family="text">
      <style:text-properties fo:font-size="16pt" fo:font-weight="normal" officeooo:rsid="001712e9" style:font-size-asian="14pt" style:font-weight-asian="normal" style:font-size-complex="16pt" style:font-weight-complex="normal"/>
    </style:style>
    <style:style style:name="T50" style:family="text">
      <style:text-properties fo:font-size="16pt" fo:font-weight="normal" officeooo:rsid="00173fa3" style:font-size-asian="14pt" style:font-weight-asian="normal" style:font-size-complex="16pt" style:font-weight-complex="normal"/>
    </style:style>
    <style:style style:name="T51" style:family="text">
      <style:text-properties fo:font-size="16pt" fo:font-weight="normal" officeooo:rsid="00181f6f" style:font-size-asian="14pt" style:font-weight-asian="normal" style:font-size-complex="16pt" style:font-weight-complex="normal"/>
    </style:style>
    <style:style style:name="T52" style:family="text">
      <style:text-properties fo:font-size="16pt" fo:font-weight="normal" officeooo:rsid="0019cbba" style:font-size-asian="14pt" style:font-weight-asian="normal" style:font-size-complex="16pt" style:font-weight-complex="normal"/>
    </style:style>
    <style:style style:name="T53" style:family="text">
      <style:text-properties fo:font-size="16pt" fo:font-weight="normal" officeooo:rsid="001e9bba" style:font-size-asian="14pt" style:font-weight-asian="normal" style:font-size-complex="16pt" style:font-weight-complex="normal"/>
    </style:style>
    <style:style style:name="T54" style:family="text">
      <style:text-properties fo:font-size="16pt" fo:font-weight="normal" officeooo:rsid="001fcef0" style:font-size-asian="14pt" style:font-weight-asian="normal" style:font-size-complex="16pt" style:font-weight-complex="normal"/>
    </style:style>
    <style:style style:name="T55" style:family="text">
      <style:text-properties fo:font-size="16pt" fo:font-weight="normal" officeooo:rsid="0021c4a7" style:font-size-asian="14pt" style:font-weight-asian="normal" style:font-size-complex="16pt" style:font-weight-complex="normal"/>
    </style:style>
    <style:style style:name="T56" style:family="text">
      <style:text-properties fo:font-size="16pt" fo:font-weight="normal" officeooo:rsid="0024dcf6" style:font-size-asian="14pt" style:font-weight-asian="normal" style:font-size-complex="16pt" style:font-weight-complex="normal"/>
    </style:style>
    <style:style style:name="T57" style:family="text">
      <style:text-properties fo:font-size="16pt" fo:font-weight="normal" officeooo:rsid="00262b19" style:font-size-asian="14pt" style:font-weight-asian="normal" style:font-size-complex="16pt" style:font-weight-complex="normal"/>
    </style:style>
    <style:style style:name="T58" style:family="text">
      <style:text-properties fo:font-size="16pt" fo:font-weight="normal" officeooo:rsid="0028f51f" style:font-size-asian="14pt" style:font-weight-asian="normal" style:font-size-complex="16pt" style:font-weight-complex="normal"/>
    </style:style>
    <style:style style:name="T59" style:family="text">
      <style:text-properties fo:font-size="16pt" fo:font-weight="normal" officeooo:rsid="002b336d" style:font-size-asian="14pt" style:font-weight-asian="normal" style:font-size-complex="16pt" style:font-weight-complex="normal"/>
    </style:style>
    <style:style style:name="T60" style:family="text">
      <style:text-properties fo:font-size="16pt" fo:font-weight="normal" officeooo:rsid="002c3dbf" style:font-size-asian="14pt" style:font-weight-asian="normal" style:font-size-complex="16pt" style:font-weight-complex="normal"/>
    </style:style>
    <style:style style:name="T61" style:family="text">
      <style:text-properties fo:font-size="16pt" fo:font-weight="normal" officeooo:rsid="002c6dc7" style:font-size-asian="14pt" style:font-weight-asian="normal" style:font-size-complex="16pt" style:font-weight-complex="normal"/>
    </style:style>
    <style:style style:name="T62" style:family="text">
      <style:text-properties fo:font-size="16pt" fo:font-weight="normal" officeooo:rsid="002d61e7" style:font-size-asian="14pt" style:font-weight-asian="normal" style:font-size-complex="16pt" style:font-weight-complex="normal"/>
    </style:style>
    <style:style style:name="T63" style:family="text">
      <style:text-properties fo:font-size="16pt" fo:font-weight="normal" officeooo:rsid="002dbcd0" style:font-size-asian="14pt" style:font-weight-asian="normal" style:font-size-complex="16pt" style:font-weight-complex="normal"/>
    </style:style>
    <style:style style:name="T64" style:family="text">
      <style:text-properties fo:font-size="16pt" fo:font-weight="normal" officeooo:rsid="0003ad58" style:font-size-asian="14pt" style:font-weight-asian="normal" style:font-size-complex="16pt" style:font-weight-complex="normal"/>
    </style:style>
    <style:style style:name="T65" style:family="text">
      <style:text-properties fo:font-size="16pt" fo:font-weight="normal" officeooo:rsid="0005fad3" style:font-size-asian="14pt" style:font-weight-asian="normal" style:font-size-complex="16pt" style:font-weight-complex="normal"/>
    </style:style>
    <style:style style:name="T66" style:family="text">
      <style:text-properties fo:font-size="16pt" fo:font-weight="normal" officeooo:rsid="00051101" style:font-size-asian="14pt" style:font-weight-asian="normal" style:font-size-complex="16pt" style:font-weight-complex="normal"/>
    </style:style>
    <style:style style:name="T67" style:family="text">
      <style:text-properties fo:font-size="16pt" fo:font-weight="normal" officeooo:rsid="0014cd43" style:font-size-asian="14pt" style:font-weight-asian="normal" style:font-size-complex="16pt" style:font-weight-complex="normal"/>
    </style:style>
    <style:style style:name="T68" style:family="text">
      <style:text-properties fo:font-size="16pt" fo:font-weight="normal" officeooo:rsid="001d7b48" style:font-size-asian="14pt" style:font-weight-asian="normal" style:font-size-complex="16pt" style:font-weight-complex="normal"/>
    </style:style>
    <style:style style:name="T69" style:family="text">
      <style:text-properties fo:font-size="16pt" fo:font-weight="normal" officeooo:rsid="001dbfa2" style:font-size-asian="14pt" style:font-weight-asian="normal" style:font-size-complex="16pt" style:font-weight-complex="normal"/>
    </style:style>
    <style:style style:name="T70" style:family="text">
      <style:text-properties fo:font-size="16pt" fo:font-weight="normal" officeooo:rsid="00187933" style:font-size-asian="14pt" style:font-weight-asian="normal" style:font-size-complex="16pt" style:font-weight-complex="normal"/>
    </style:style>
    <style:style style:name="T71" style:family="text">
      <style:text-properties fo:font-size="16pt" fo:font-weight="normal" officeooo:rsid="002f753e" style:font-size-asian="14pt" style:font-weight-asian="normal" style:font-size-complex="16pt" style:font-weight-complex="normal"/>
    </style:style>
    <style:style style:name="T72" style:family="text">
      <style:text-properties fo:font-size="16pt" fo:font-weight="normal" officeooo:rsid="00305163" style:font-size-asian="14pt" style:font-weight-asian="normal" style:font-size-complex="16pt" style:font-weight-complex="normal"/>
    </style:style>
    <style:style style:name="T73" style:family="text">
      <style:text-properties fo:font-size="16pt" fo:font-weight="normal" officeooo:rsid="0031793a" style:font-size-asian="14pt" style:font-weight-asian="normal" style:font-size-complex="16pt" style:font-weight-complex="normal"/>
    </style:style>
    <style:style style:name="T74" style:family="text">
      <style:text-properties fo:font-size="16pt" fo:font-weight="normal" officeooo:rsid="0031fc95" style:font-size-asian="14pt" style:font-weight-asian="normal" style:font-size-complex="16pt" style:font-weight-complex="normal"/>
    </style:style>
    <style:style style:name="T75" style:family="text">
      <style:text-properties fo:font-size="16pt" fo:font-weight="normal" officeooo:rsid="0033926a" style:font-size-asian="14pt" style:font-weight-asian="normal" style:font-size-complex="16pt" style:font-weight-complex="normal"/>
    </style:style>
    <style:style style:name="T76" style:family="text">
      <style:text-properties fo:font-size="16pt" fo:font-weight="normal" officeooo:rsid="0036591e" style:font-size-asian="14pt" style:font-weight-asian="normal" style:font-size-complex="16pt" style:font-weight-complex="normal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160d9c"/>
    </style:style>
    <style:style style:name="T79" style:family="text">
      <style:text-properties officeooo:rsid="00160d9c" style:font-size-asian="14pt"/>
    </style:style>
    <style:style style:name="T80" style:family="text">
      <style:text-properties officeooo:rsid="002c6dc7"/>
    </style:style>
    <style:style style:name="T81" style:family="text">
      <style:text-properties officeooo:rsid="004b030c"/>
    </style:style>
    <style:style style:name="T82" style:family="text">
      <style:text-properties officeooo:rsid="004d2c78"/>
    </style:style>
    <style:style style:name="T83" style:family="text">
      <style:text-properties officeooo:rsid="004f035f"/>
    </style:style>
    <style:style style:name="T84" style:family="text">
      <style:text-properties officeooo:rsid="004fbe87"/>
    </style:style>
    <style:style style:name="T85" style:family="text">
      <style:text-properties officeooo:rsid="0051b351"/>
    </style:style>
    <style:style style:name="T86" style:family="text">
      <style:text-properties officeooo:rsid="005319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ΕΡΓΑΣΙΑ 1</text:p>
      <text:p text:style-name="P3">Μάθημα: Τεχνολογίες Εξόρυξης Δεδομένων</text:p>
      <text:p text:style-name="P3">Φοιτητές: Νιάρχος Αλέξανδρος – 1115201500108</text:p>
      <text:p text:style-name="P3"><text:tab/><text:tab/> <text:s text:c="3"/>Τσιουγκράνας Νικόλαος – 1115201500166</text:p>
      <text:p text:style-name="P3"/>
      <text:p text:style-name="P2"><text:s/>Ερώτημα 3</text:p>
      <text:p text:style-name="P11"><text:span text:style-name="T13">Ν</text:span><text:span text:style-name="T12">α αναφέρω ότι όλα τα “πειράματα” τα </text:span><text:span text:style-name="T14">τρέξαμε</text:span><text:span text:style-name="T12"> τουλάχιστον 5 φορές για να έχ</text:span><text:span text:style-name="T14">ουμε</text:span><text:span text:style-name="T12"> ένα αξιοπρεπές αντιπροσωπευτικό δε</text:span><text:span text:style-name="T14">ίγμα. </text:span><text:span text:style-name="T28">Επίσης τα στατιστικά που δείνονται είναι από 10-fold Cross validation. </text:span><text:span text:style-name="T30">Επίσης γενικά μέσα στα stopwords έχουμε εισάγει κάποιες λέξεις που δεν συμπεριλαμβάνονται και είναι μη χρήσιμες στην ταυτοποίηση.</text:span></text:p>
      <text:p text:style-name="P11"><text:span text:style-name="T14"/></text:p>
      <text:p text:style-name="P16">Πρώτο πείραμα</text:p>
      <text:p text:style-name="P10"><text:span text:style-name="T2"/></text:p>
      <text:p text:style-name="P10"><text:span text:style-name="T2">Αρχικά </text:span><text:span text:style-name="T4">τρέξαμε</text:span><text:span text:style-name="T2"> ό</text:span><text:span text:style-name="T3">λους τους αλγορίθμους χωρίς προεπεξεργασία για να βγάλ</text:span><text:span text:style-name="T14">ουμε</text:span><text:span text:style-name="T3"> ένα </text:span><text:span text:style-name="T4">αρχικό συμπέρασμα για τις επιδόσεις των αλγορίθμων </text:span><text:span text:style-name="T15">με count vectoriser</text:span><text:span text:style-name="T4">. Από αυτούς ο καλύτερος απο θέμα απόδοσεις ήταν ο multinomialΝΒ με 95% σε όλα τα 4 χαρακτηριστικά. Από την άλλη ο RandomForest πέτυχε περίπου 9</text:span><text:span text:style-name="T8">1-</text:span><text:span text:style-name="T4">92%. </text:span><text:span text:style-name="T19">O</text:span><text:span text:style-name="T4"> Svm </text:span><text:span text:style-name="T19">με gamma και c auto </text:span><text:span text:style-name="T4">πέτυχε 92% </text:span><text:span text:style-name="T18">με kernel=rbf και 95% με kernel=linear</text:span><text:span text:style-name="T19">(άρα για τα επόμενα πειράματα κράτησα το σαν παράμετρο kernel=linear)</text:span><text:span text:style-name="T4">, και τελικά ο ΚΝΝ </text:span><text:span text:style-name="T20">με 5 γείτονες</text:span><text:span text:style-name="T4"> πέτυχε 93% </text:span><text:span text:style-name="T17">σε όλα τα 4 στατιστικά</text:span><text:span text:style-name="T4">. Άρα μέχρι στιγμής ο classifier που σκεφτόμαστε να χρησιμοποιήσουμε είναι ο MultinomialNB </text:span><text:span text:style-name="T18">(οριακά πάνω από τον Svm) </text:span><text:span text:style-name="T4">αφού οι απόδοση του σε ανεπεξέργαστα δεδομένα </text:span><text:span text:style-name="T16">με count vectoriser </text:span><text:span text:style-name="T4">είναι ανώτερη. </text:span><text:span text:style-name="T5">Να σημειωθεί ότι στον multinomialNb δεν χρησημοποιήθηκε TruncatedSVD(LSI) και στους υπόλοιπούς χρησιμοποιήθηκε με τιμές 10,20,50,100… και αναφέρ</text:span><text:span text:style-name="T6">αμε τις αποδόσεις </text:span><text:span text:style-name="T11">παραπάνω που αφορούσαν</text:span><text:span text:style-name="T6"> την καλύτερη τιμή που είναι η </text:span><text:span text:style-name="T45">100</text:span><text:span text:style-name="T6"> και την χρησημοποιήσαμε στην συνέχεια </text:span><text:span text:style-name="T9">σε όλες τις υπόλοιπες προσπάθειες μας</text:span><text:span text:style-name="T5">. </text:span><text:span text:style-name="T7">Όσον αφορά τις τιμές </text:span><text:span text:style-name="T8">όταν βάλαμε LSI </text:span><text:span text:style-name="T44">10</text:span><text:span text:style-name="T8"> τότε παρατηρήθηκε μια πτώση του 1-2% σε όλα. </text:span><text:span text:style-name="T11">Για</text:span><text:span text:style-name="T8"> </text:span><text:span text:style-name="T44">20</text:span><text:span text:style-name="T8"> μία πτώση </text:span><text:span text:style-name="T9">0.5-2% και μια αμελητέα βελτίωση </text:span><text:span text:style-name="T10">ο RandomForest. Έ</text:span><text:span text:style-name="T12">πειτα για </text:span><text:span text:style-name="T46">50 </text:span><text:span text:style-name="T48">η κατάσταση παρέμεινε στάσιμη για όλους τους αλγορίθμους.</text:span></text:p>
      <text:p text:style-name="P13"><text:span text:style-name="T48"/></text:p>
      <text:p text:style-name="P4"><text:span text:style-name="T79"/></text:p>
      <text:p text:style-name="P4"><text:span text:style-name="T79"/></text:p>
      <text:p text:style-name="P4"><text:span text:style-name="T79"/></text:p>
      <text:p text:style-name="P4"><text:soft-page-break/><text:span text:style-name="T79"/></text:p>
      <text:p text:style-name="P4"><text:span text:style-name="T79"/></text:p>
      <text:p text:style-name="P4"><text:span text:style-name="T79"/></text:p>
      <text:p text:style-name="P17"><text:span text:style-name="T78">Δεύτερο πείραμα</text:span></text:p>
      <text:p text:style-name="P14"><text:span text:style-name="T48"/></text:p>
      <text:p text:style-name="P15"><text:span text:style-name="T48">Σ</text:span><text:span text:style-name="T47">την </text:span><text:span text:style-name="T49">συνέχεια τρεξα</text:span><text:span text:style-name="T54">με</text:span><text:span text:style-name="T49"> με τα δεδομένα που κρ</text:span><text:span text:style-name="T54">α</text:span><text:span text:style-name="T49">τ</text:span><text:span text:style-name="T54">ή</text:span><text:span text:style-name="T49">σα</text:span><text:span text:style-name="T54">με</text:span><text:span text:style-name="T49"> από πάνω πάλι με count vectoriser </text:span><text:span text:style-name="T50">τους αλγορίθμους χρησιμοποιώντας stemming και στα δεδομένα και στα stopwords. Γιατί αν δεν </text:span><text:span text:style-name="T51">το </text:span><text:span text:style-name="T50">χρησιμοποιούσα</text:span><text:span text:style-name="T54">με</text:span><text:span text:style-name="T50"> στα stopwords η απόδοση αναμενόμενα φυσικά έπεφτε αρκετά 2-3%. <text:s/></text:span><text:span text:style-name="T52">Λοιπόν ο multinomialNb πέτυχε ελάχιστα αυξημένη απόδοση της τάξης του 0.3% φτάνοντας το </text:span><text:span text:style-name="T60">95,5-</text:span><text:span text:style-name="T52">96%, ο RandomForest ανέβηκε 1-1,5% και πήγε 92-93%, ο Svm έ</text:span><text:span text:style-name="T63">μεινε στάσιμος για linear </text:span><text:span text:style-name="T52">έπεσε περίπου </text:span><text:span text:style-name="T53">0.5</text:span><text:span text:style-name="T52">% άρα στο 9</text:span><text:span text:style-name="T63">1</text:span><text:span text:style-name="T53">-9</text:span><text:span text:style-name="T63">2</text:span><text:span text:style-name="T52">% </text:span><text:span text:style-name="T63">για rbf</text:span><text:span text:style-name="T52">, και ο ΚΝΝ ανέβηκε 0.5% φτάνοντας το 93-94%. </text:span><text:span text:style-name="T54">Στην συνέχεια τρέξαμε πάλι τα τους αλγορίθμους μόνο που αντί για stemming χρησιμοποιήθηκε lemmatiation </text:span><text:span text:style-name="T55">στα δεδομένα και στα stopwords</text:span><text:span text:style-name="T54">. </text:span><text:span text:style-name="T52">Λοιπόν ο multinomialNb πέτυχε ελάχιστα αυξημένη απόδοση της τάξης του 0.</text:span><text:span text:style-name="T56">4-</text:span><text:span text:style-name="T59">0.5</text:span><text:span text:style-name="T52">% φτάνοντας σχεδόν το 96%, ο RandomForest ανέβηκε </text:span><text:span text:style-name="T55">2</text:span><text:span text:style-name="T52">% και πήγε 93%, ο Svm έ</text:span><text:span text:style-name="T57">μεινε στάσιμος</text:span><text:span text:style-name="T52"> </text:span><text:span text:style-name="T57">στο </text:span><text:span text:style-name="T53">95</text:span><text:span text:style-name="T52">% </text:span><text:span text:style-name="T58">για linear και έπεσε 1% περίπου για rbf</text:span><text:span text:style-name="T52">, και ο ΚΝΝ ανέβηκε 0.</text:span><text:span text:style-name="T59">3</text:span><text:span text:style-name="T52">% φτάνοντας το 93-</text:span><text:span text:style-name="T59">93,5</text:span><text:span text:style-name="T52">%. </text:span><text:span text:style-name="T61">Από αυτό το πείραμα κατ</text:span><text:span text:style-name="T63">αλήξαμε</text:span><text:span text:style-name="T61"> οτί θα χρησιμοποιήσ</text:span><text:span text:style-name="T63">ουμε</text:span><text:span text:style-name="T61"> lemmatiz</text:span><text:span text:style-name="T62">ation</text:span><text:span text:style-name="T61"> για τα καθώς παρατηρήθηκε μεγαλύτερη άνοδος απο το stemming σε όλα τα αποτελέσματα. </text:span><text:span text:style-name="T63">Καθώς και στον Svm θα χρησιμοποιήσω τον αλγόριθμο linear καθώς έχει γενικά ανώτερη απόδοση.</text:span></text:p>
      <text:p text:style-name="P15"><text:span text:style-name="T61"/></text:p>
      <text:p text:style-name="P18"><text:span text:style-name="T80">Τ</text:span>ρίτο πείραμα</text:p>
      <text:p text:style-name="P10"><text:span text:style-name="T48"/></text:p>
      <text:p text:style-name="P12"><text:span text:style-name="T64">Αρχικά </text:span><text:span text:style-name="T63">πάλι </text:span><text:span text:style-name="T65">τρέξαμε</text:span><text:span text:style-name="T64"> ό</text:span><text:span text:style-name="T66">λους τους αλγορίθμους χωρίς προεπεξεργασία για να βγάλ</text:span><text:span text:style-name="T67">ουμε</text:span><text:span text:style-name="T66"> ένα </text:span><text:span text:style-name="T65">αρχικό συμπέρασμα για τις επιδόσεις των αλγορίθμων </text:span><text:span text:style-name="T49">με </text:span><text:span text:style-name="T71">tfidf αντί για count vectoriser</text:span><text:span text:style-name="T65">. Από αυτούς ο καλύτερος απο θέμα απόδοσεις ήταν ο </text:span><text:span text:style-name="T72">SVM</text:span><text:span text:style-name="T65"> με 9</text:span><text:span text:style-name="T72">6</text:span><text:span text:style-name="T73">+</text:span><text:span text:style-name="T65">% </text:span><text:span text:style-name="T68">με gamma και c auto </text:span><text:span text:style-name="T72">και kernel=linear </text:span><text:span text:style-name="T65">σε όλα τα 4 χαρακτηριστικά</text:span><text:span text:style-name="T74">(με kernel=rbf πέτυχε απόδοση κατώτερη με </text:span><text:span text:style-name="T75">89-</text:span><text:span text:style-name="T76">90</text:span><text:span text:style-name="T75">%)</text:span><text:span text:style-name="T65">. Από την άλλη ο RandomForest πέτυχε περίπου 9</text:span><text:span text:style-name="T72">5</text:span><text:span text:style-name="T65">%. </text:span><text:span text:style-name="T73">O MultinomialNb πέτυχε 91-94 </text:span><text:span text:style-name="T65">, και τελικά ο ΚΝΝ </text:span><text:span text:style-name="T69">με 5 γείτονες</text:span><text:span text:style-name="T65"> πέτυχε 9</text:span><text:span text:style-name="T73">5,5</text:span><text:span text:style-name="T65">% </text:span><text:span text:style-name="T70">σε όλα τα 4 στατιστικά</text:span><text:span text:style-name="T65">. Ά</text:span><text:span text:style-name="T73">ρα ο Svm linear “περνάει μπροστά” με αποτέλεσμα να είναι μπροστά από τον MultinomialNb(με lemmatazion) οριακά.</text:span></text:p>
      <text:p text:style-name="P12"><text:span text:style-name="T73"/></text:p>
      <text:p text:style-name="P12"><text:span text:style-name="T73"/></text:p>
      <text:p text:style-name="P21"><text:span text:style-name="T73"/></text:p>
      <text:p text:style-name="P19"><text:soft-page-break/></text:p>
      <text:p text:style-name="P19"/>
      <text:p text:style-name="P19"/>
      <text:p text:style-name="P19"><text:span text:style-name="T80">Τέταρτο πείραμα</text:span></text:p>
      <text:p text:style-name="P6"><text:span text:style-name="T21"/></text:p>
      <text:p text:style-name="P8"><text:span text:style-name="T21">Σ</text:span><text:span text:style-name="T1">την συνέχεια </text:span><text:span text:style-name="T24">ε</text:span><text:span text:style-name="T22">κανα lemmatazion και στα δεδομένα και στα stopwords </text:span><text:span text:style-name="T24">και χρησιμοποιήθηκε tfidf</text:span><text:span text:style-name="T22">. <text:s/></text:span><text:span text:style-name="T23">Η διαφορά που παρατηρήθηκε ήταν αμελητέα σε όλους τους αλγορίθμους της ταξης της αλλαγής 0.00</text:span><text:span text:style-name="T24">0</text:span><text:span text:style-name="T23">2% οπότε δεν το θεωρήσαμε σοβαρή αλλαγή. </text:span><text:span text:style-name="T24">Από την άλλη η χρήση stemming έριξε την απόδοση σε τάξη 0.02% </text:span><text:span text:style-name="T25">σε όλους τους αλγορίθμους άρα δεν χρησιμοποιούμε stemming απο εδώ και πέρα καθώς σύμφωνα με τα αποτελέσματα μειώνει την απόδοση των αλγορίθμων μας. </text:span></text:p>
      <text:p text:style-name="P7"><text:span text:style-name="T25"/></text:p>
      <text:p text:style-name="P20">Πέμπτο πείραμα</text:p>
      <text:p text:style-name="P9"><text:span text:style-name="T1"/></text:p>
      <text:p text:style-name="P9"><text:span text:style-name="T1">Από εδώ θα κάνουμε τις τελικές αλλαγες preprossesing στα data αφού έχουμε βρεί το τί θα χρησημοποιήσουμε. Από τα προηγούμενα πειράματα καταλήξαμε οτί θα χρησιμοποιήσουμε tfidf καθώς υπερέχει του counter_vectoriser. Επίσης θα προτιμήσουμε lemmatazion έναντι stemming καθώς είχε κατα πολύ ανώτερα αποτελέσματα σε όλα τα πειράματα που κάναμε. Τέλος ο αλγόριθμος θα τεσταριστεί </text:span><text:span text:style-name="T26">με </text:span><text:span text:style-name="T28">LSI με </text:span><text:span text:style-name="T26">n_components=</text:span><text:span text:style-name="T31">2</text:span><text:span text:style-name="T26">00</text:span><text:span text:style-name="T31">(αντί για 100 που λέγαμε πριν καθώς με tfidf παρατηρείται όχι μεγάλο κόστος στον χρόνο αλλα αύξηση της απόδοσης κατα 0.03% δλδ 96,</text:span><text:span text:style-name="T37">6</text:span><text:span text:style-name="T38">2</text:span><text:span text:style-name="T32">%</text:span><text:span text:style-name="T31">)</text:span><text:span text:style-name="T26"> και ο αλγόριθμος θα είναι ο Svm <text:s/></text:span><text:span text:style-name="T19">με gamma και c auto </text:span><text:span text:style-name="T27">και kernel=linear. </text:span><text:span text:style-name="T28">Λοιπόν αρχικά ένταξα</text:span><text:span text:style-name="T36">με</text:span><text:span text:style-name="T28"> μέσα τον τίτλο στα δεδομένα με βάρος 5. Καθώς ο τίτλος του άρθρου κανονικά θα πρέπει να μας δίνει σημαντική προέγευση για το θέμα του άρθρου ά</text:span><text:span text:style-name="T29">ρα είναι αρκετά σημαντικός για την ταυτοποίηση</text:span><text:span text:style-name="T28">. </text:span><text:span text:style-name="T29">Τα αποτελέσματα που πήρα</text:span><text:span text:style-name="T36">με</text:span><text:span text:style-name="T29"> είναι</text:span><text:span text:style-name="T28"> </text:span><text:span text:style-name="T33">ήταν της τάξης του 0.</text:span><text:span text:style-name="T34">0</text:span><text:span text:style-name="T35">4</text:span><text:span text:style-name="T33">% </text:span><text:span text:style-name="T36">καλύτερα από ότι χωρίς βάρος στον τίτλο </text:span><text:span text:style-name="T39">δλδ 96,66%</text:span><text:span text:style-name="T36">. Έπειτα κάναμε και άλλα πειράματα με βαρος 1</text:span><text:span text:style-name="T40">0</text:span><text:span text:style-name="T36"> </text:span><text:span text:style-name="T37">όπου τα αποτελέσματα ήταν </text:span><text:span text:style-name="T40">μειωμένα κατα 0.02%</text:span><text:span text:style-name="T36">. </text:span><text:span text:style-name="T40">Τέλος έκανα με 1 </text:span><text:span text:style-name="T41">όπου μειώθηκε η απόδοση και με 3% όπου η απόδοση παρουσίασε άνοδο και έφτασε το 96,6</text:span><text:span text:style-name="T42">75</text:span><text:span text:style-name="T41">% μέσο όρο τις φορές που εκτελέστηκε. </text:span><text:span text:style-name="T43">Άρα σαν τελικό επιλέκτηκε το βάρος να είναι 3 για τον τίτλο.</text:span></text:p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span text:style-name="T43"/></text:p>
      <text:p text:style-name="P1"><text:soft-page-break/>Συμπέρασμα</text:p>
      <text:p text:style-name="P5">Τελικά στον αλγόριθμο χρησημοποιήθηκε lemmatazion για προ επεξεργασία των δεδομένων σε δεδομένα και stopwords<text:span text:style-name="T82">(όχι τίτλο καθώς υπάρχει πτώση απόδοσης)</text:span>. Επίσης χρησημοποιήσαμε tfidf για το vectorising επίσης χρησημοποιήσαμε τον τίτλο με βάρος 3. <text:s/><text:span text:style-name="T81">Τέλος κάναμε LSI και καταλήξαμε ότι ο optimal αριθμός components για μέγιστη απόδοση χωρίς αύξηση μεγάλη τους χρόνου εκτέλεσης είναι 200. Η απόδοση που πέρνει το πρόγραμμα μας από 10-fold Cross-Validation στις 4 κατηγορίες χρησημοποιώντας όλα τα δεδομένα κατα μέσο όρο σε 5 εκτελέσεις είναι:</text:span></text:p>
      <text:p text:style-name="P5"><text:span text:style-name="T77">Accuracy</text:span> <text:s/>96.<text:span text:style-name="T84">76%</text:span></text:p>
      <text:p text:style-name="P5"><text:span text:style-name="T77">Precision</text:span> <text:s/>96.<text:span text:style-name="T85">5</text:span>0%</text:p>
      <text:p text:style-name="P5"><text:span text:style-name="T77">Recall</text:span> <text:s/><text:tab/>96.<text:span text:style-name="T86">4</text:span>7%</text:p>
      <text:p text:style-name="P5"><text:span text:style-name="T77">F1</text:span> <text:s/><text:tab/><text:tab/>96.37%</text:p>
      <text:p text:style-name="P5"/>
      <text:p text:style-name="P5"/>
      <text:p text:style-name="P7"><text:span text:style-name="T25"/></text:p>
      <text:p text:style-name="P7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2:02:22.979613758</meta:creation-date>
    <meta:generator>LibreOffice/5.4.6.2$Linux_X86_64 LibreOffice_project/40m0$Build-2</meta:generator>
    <dc:date>2018-04-29T07:34:00.763229374</dc:date>
    <meta:editing-duration>PT4H40M7S</meta:editing-duration>
    <meta:editing-cycles>79</meta:editing-cycles>
    <meta:document-statistic meta:table-count="0" meta:image-count="0" meta:object-count="0" meta:page-count="4" meta:paragraph-count="22" meta:word-count="896" meta:character-count="5798" meta:non-whitespace-character-count="4903"/>
  </office:meta>
</office:document-meta>
</file>